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新細明體" style:font-family-asian="新細明體" style:font-family-complex="新細明體" fo:background-color="transparent" fo:color="#00b050"/>
    </style:style>
    <style:style style:name="T2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3" style:family="text">
      <style:text-properties fo:font-size="11.00pt" fo:font-weight="normal" fo:font-family="新細明體" style:font-family-asian="新細明體" style:font-family-complex="新細明體" fo:background-color="transparent" fo:color="#ff0000"/>
    </style:style>
    <style:style style:name="T4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5" style:family="text">
      <style:text-properties fo:font-size="11.00pt" fo:font-weight="normal" fo:font-family="新細明體" style:font-family-asian="新細明體" style:font-family-complex="新細明體" fo:background-color="transparent" fo:color="#00b050"/>
    </style:style>
    <style:style style:name="T6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7" style:family="text">
      <style:text-properties fo:font-size="11.00pt" fo:font-weight="normal" fo:font-family="新細明體" style:font-family-asian="新細明體" style:font-family-complex="新細明體" fo:background-color="transparent" fo:color="#ff0000"/>
    </style:style>
    <style:style style:name="T8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9" style:family="text">
      <style:text-properties fo:font-size="11.00pt" fo:font-weight="normal" fo:font-family="新細明體" style:font-family-asian="新細明體" style:font-family-complex="新細明體" fo:background-color="transparent" fo:color="#00b050"/>
    </style:style>
    <style:style style:name="T10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T11" style:family="text">
      <style:text-properties fo:font-size="11.00pt" fo:font-weight="normal" fo:font-family="新細明體" style:font-family-asian="新細明體" style:font-family-complex="新細明體" fo:background-color="transparent" fo:color="#00b050"/>
    </style:style>
    <style:style style:name="T12" style:family="text">
      <style:text-properties fo:font-size="11.00pt" fo:font-weight="normal" fo:font-family="新細明體" style:font-family-asian="新細明體" style:font-family-complex="新細明體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&lt;!-- 宣告我們要套用模板 --&gt;</text:span><text:span text:style-name="T2"/></text:p>
      <text:p text:style-name="P1"><text:span text:style-name="T3">{% extends "路徑 %}</text:span><text:span text:style-name="T4"/></text:p>
      <text:p text:style-name="P1"><text:span text:style-name="T4"/></text:p>
      <text:p text:style-name="P1"><text:span text:style-name="T5">更改模板中的客製化區塊</text:span><text:span text:style-name="T6"/></text:p>
      <text:p text:style-name="P1"><text:span text:style-name="T6">{% block title %}</text:span><text:span text:style-name="T7">測試模板</text:span><text:span text:style-name="T8">{% endblock %}</text:span></text:p>
      <text:p text:style-name="P1"><text:span text:style-name="T8"/></text:p>
      <text:p text:style-name="P1"><text:span text:style-name="T8">沒用到的區塊可不改 </text:span></text:p>
      <text:p text:style-name="P1"><text:span text:style-name="T9">{% block main %}</text:span><text:span text:style-name="T10"/></text:p>
      <text:p text:style-name="P1"><text:span text:style-name="T10"><text:s text:c="2"/>&lt;div class="jumbotron"&gt;</text:span></text:p>
      <text:p text:style-name="P1"><text:span text:style-name="T10"><text:s text:c="4"/>&lt;h1&gt;Bootstrap Tutorial&lt;/h1&gt;</text:span></text:p>
      <text:p text:style-name="P1"><text:span text:style-name="T10"><text:s text:c="4"/>&lt;p&gt;Bootstrap is the most popular HTML, CSS...&lt;/p&gt;</text:span></text:p>
      <text:p text:style-name="P1"><text:span text:style-name="T10"><text:s text:c="2"/>&lt;/div&gt;</text:span></text:p>
      <text:p text:style-name="P1"><text:span text:style-name="T10"/></text:p>
      <text:p text:style-name="P1"><text:span text:style-name="T10">&lt;div class="row desc"&gt;</text:span></text:p>
      <text:p text:style-name="P1"><text:span text:style-name="T10"><text:s text:c="2"/>&lt;div class="col"&gt;</text:span></text:p>
      <text:p text:style-name="P1"><text:span text:style-name="T10"><text:s text:c="4"/>&lt;h2&gt;&lt;i class="fas fa-ad"&gt;&lt;/i&gt;&lt;/h2&gt;</text:span></text:p>
      <text:p text:style-name="P1"><text:span text:style-name="T10"><text:s text:c="6"/>&lt;p&gt;這是三十多年前發生的一段真實故事，今天再重提它，仍然是記憶猶</text:span></text:p>
      <text:p text:style-name="P1"><text:span text:style-name="T10">新。歷史就像似一片轉盤，三十年風水輪著轉。確實它曾以不同的面貌重</text:span></text:p>
      <text:p text:style-name="P1"><text:span text:style-name="T10">複地出現，只不過是換個方式或轉個方向而已，如果再仔細分析其實質內</text:span></text:p>
      <text:p text:style-name="P1"><text:span text:style-name="T10">容，仍然相當類似。&lt;/p&gt;</text:span></text:p>
      <text:p text:style-name="P1"><text:span text:style-name="T10"><text:s text:c="2"/>&lt;/div&gt;</text:span></text:p>
      <text:p text:style-name="P1"><text:span text:style-name="T10"/></text:p>
      <text:p text:style-name="P1"><text:span text:style-name="T10"><text:s text:c="2"/>&lt;div class="col"&gt;</text:span></text:p>
      <text:p text:style-name="P1"><text:span text:style-name="T10"><text:s text:c="4"/>&lt;h2&gt;&lt;i class="fas fa-ad"&gt;&lt;/i&gt;&lt;/h2&gt;</text:span></text:p>
      <text:p text:style-name="P1"><text:span text:style-name="T10"><text:s text:c="6"/>&lt;p&gt;話說三十多年前，有一群港商，該形容它是個商業集團！很有計畫地</text:span></text:p>
      <text:p text:style-name="P1"><text:span text:style-name="T10">在台灣演出一齣很成功的鳥戲。沒有人洞悉，也沒有人揭穿，整個故事過</text:span></text:p>
      <text:p text:style-name="P1"><text:span text:style-name="T10">程有點像在變魔術一般，甚至不漏一點破綻，也不留下任何一點痕跡。在</text:span></text:p>
      <text:p text:style-name="P1"><text:span text:style-name="T10">短短的兩年間，就能把帶來的五百萬美金變成兩參千萬抱走了。</text:span></text:p>
      <text:p text:style-name="P1"><text:span text:style-name="T10">　　事情之經過蠻單純，沒什麼曲折更沒什麼花招，起先有一群港人來到</text:span></text:p>
      <text:p text:style-name="P1"><text:span text:style-name="T10">台灣，到處收購文鳥和十姊妹，別的鳥他們一概不買，只買這兩種鳥。縱</text:span></text:p>
      <text:p text:style-name="P1"><text:span text:style-name="T10">然再漂亮的如鸚鵡、八哥、藍鳥他們&lt;/p&gt;</text:span></text:p>
      <text:p text:style-name="P1"><text:span text:style-name="T10"><text:s text:c="2"/>&lt;/div&gt;</text:span></text:p>
      <text:p text:style-name="P1"><text:span text:style-name="T10"/></text:p>
      <text:p text:style-name="P1"><text:span text:style-name="T10"><text:s text:c="2"/>&lt;div class="col"&gt;</text:span></text:p>
      <text:p text:style-name="P1"><text:span text:style-name="T10"><text:s text:c="4"/>&lt;h2&gt;&lt;i class="fas fa-ad"&gt;&lt;/i&gt;&lt;/h2&gt;</text:span></text:p>
      <text:p text:style-name="P1"><text:span text:style-name="T10"><text:s text:c="6"/>&lt;p&gt;話說三十多年前，有一群港商，該形容它是個商業集團！很有計畫地</text:span></text:p>
      <text:p text:style-name="P1"><text:span text:style-name="T10">在台灣演出一齣很成功的鳥戲。沒有人洞悉，也沒有人揭穿，整個故事過</text:span></text:p>
      <text:p text:style-name="P1"><text:span text:style-name="T10">程有點像在變魔術一般，甚至不漏一點破綻，也不留下任何一點痕跡。在</text:span></text:p>
      <text:p text:style-name="P1"><text:span text:style-name="T10">短短的兩年間，就能把帶來的五百萬美金變成兩參千萬抱走了。</text:span></text:p>
      <text:p text:style-name="P1"><text:span text:style-name="T10">　　事情之經過蠻單純，沒什麼曲折更沒什麼花招，起先有一群港人來到</text:span></text:p>
      <text:p text:style-name="P1"><text:span text:style-name="T10">台灣，到處收購文鳥和十姊妹，別的鳥他們一概不買，只買這兩種鳥。縱</text:span></text:p>
      <text:p text:style-name="P1"><text:span text:style-name="T10">然再漂亮的如鸚鵡、八哥、藍鳥他們&lt;/p&gt;</text:span></text:p>
      <text:p text:style-name="P1"><text:span text:style-name="T10"><text:s text:c="2"/>&lt;/div&gt;</text:span></text:p>
      <text:p text:style-name="P1"><text:span text:style-name="T10">&lt;/div&gt;</text:span></text:p>
      <text:p text:style-name="P1"><text:span text:style-name="T11">{% endblock %}</text:span><text:span text:style-name="T12"/></text:p>
      <text:p text:style-name="P1"><text:span text:style-name="T12">&lt;/body&gt;</text:span></text:p>
      <text:p text:style-name="P1"><text:span text:style-name="T12">&lt;/html&gt;</text:span></text:p>
      <text:p text:style-name="P1"><text:span text:style-name="T12"/></text:p>
      <text:p text:style-name="P1"><text:span text:style-name="T12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